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203.8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INC_CHARACTERIST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C</text:p>
          </table:table-cell>
          <table:table-cell table:style-name="ce5" office:value-type="string" calcext:value-type="string">
            <text:p>CHARACTERISTIC</text:p>
          </table:table-cell>
          <table:table-cell table:style-name="ce5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STYL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NUMBER OF ROW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BORE DIAMET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OUTSIDE DIAME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WIDTH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SEAL DAT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MATERIA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CLEARANC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TOLERANCE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SPECIFICATION/STD DATA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SPECIAL FEATURES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TYPE OR USAGE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EQUIPMENT NAME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EQUIPMENT TYPE/MODE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SUB-ASSEMBLY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table:style-name="ce6" office:value-type="string" calcext:value-type="string">
            <text:p>EQUIPMENT SERIAL NUMBER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table:style-name="ce6" office:value-type="string" calcext:value-type="string">
            <text:p>ADDITIONAL EQUIPMENT DATA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table:style-name="ce6" office:value-type="string" calcext:value-type="string">
            <text:p>MANUFACTURER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table:style-name="ce6" office:value-type="string" calcext:value-type="string">
            <text:p>ATTACHMENT DOCUMENT-1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0</text:p>
          </table:table-cell>
          <table:table-cell table:style-name="ce6" office:value-type="string" calcext:value-type="string">
            <text:p>ATTACHMENT DOCUMENT-2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1:48:50.583374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4:16:20.917937190</meta:creation-date>
    <dc:date>2016-05-18T11:50:16.635033258</dc:date>
    <meta:editing-duration>PT5H23M47S</meta:editing-duration>
    <meta:editing-cycles>26</meta:editing-cycles>
    <meta:generator>LibreOffice/5.1.2.2$Linux_X86_64 LibreOffice_project/d3bf12ecb743fc0d20e0be0c58ca359301eb705f</meta:generator>
    <meta:document-statistic meta:table-count="1" meta:cell-count="64" meta:object-count="0"/>
  </office:meta>
</office:document-meta>
</file>